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6F0000005990AA7D3B146AB1DD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alibri3" svg:font-family="Calibri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uktiNarrow" svg:font-family="MuktiNarrow"/>
    <style:font-face style:name="MuktiNarrow1" svg:font-family="MuktiNarrow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text-properties fo:color="#666666" loext:opacity="100%" style:font-name="Calibri1" fo:font-size="9pt" fo:font-weight="normal" officeooo:rsid="0043d225" officeooo:paragraph-rsid="0043d225" style:font-size-asian="9pt" style:font-weight-asian="normal" style:font-size-complex="9pt" style:font-weight-complex="normal"/>
    </style:style>
    <style:style style:name="P2" style:family="paragraph" style:parent-style-name="Footer">
      <style:paragraph-properties fo:text-align="center" style:justify-single-word="false"/>
      <style:text-properties style:font-name="Calibri1" fo:font-size="10pt" style:font-size-asian="10pt" style:font-size-complex="10pt"/>
    </style:style>
    <style:style style:name="P3" style:family="paragraph" style:parent-style-name="Text_20_body">
      <style:paragraph-properties fo:text-align="end" style:justify-single-word="false"/>
      <style:text-properties style:font-name="Calibri1" fo:font-size="10pt" style:font-size-asian="10pt" style:font-size-complex="10pt"/>
    </style:style>
    <style:style style:name="P4" style:family="paragraph" style:parent-style-name="Text_20_body">
      <style:text-properties fo:font-size="10pt" style:font-size-asian="10pt" style:font-size-complex="10pt"/>
    </style:style>
    <style:style style:name="P5" style:family="paragraph" style:parent-style-name="Text_20_body">
      <style:paragraph-properties fo:text-align="start" style:justify-single-word="false"/>
      <style:text-properties fo:font-size="10pt" style:font-size-asian="10pt" style:font-size-complex="10pt"/>
    </style:style>
    <style:style style:name="P6" style:family="paragraph" style:parent-style-name="Text_20_body">
      <style:text-properties fo:font-size="10pt" officeooo:paragraph-rsid="004a38d7" style:font-size-asian="10pt" style:font-size-complex="10pt"/>
    </style:style>
    <style:style style:name="P7" style:family="paragraph" style:parent-style-name="Text_20_body">
      <style:text-properties fo:font-size="9pt" fo:font-style="italic" style:font-size-asian="9pt" style:font-style-asian="italic" style:font-size-complex="9pt" style:font-style-complex="italic"/>
    </style:style>
    <style:style style:name="P8" style:family="paragraph" style:parent-style-name="Text_20_body" style:master-page-name="Spectrum_20_Letterhead">
      <style:paragraph-properties fo:text-align="end" style:justify-single-word="false" style:page-number="auto"/>
      <style:text-properties style:font-name="Calibri1" fo:font-size="10pt" style:font-size-asian="10pt" style:font-size-complex="10pt"/>
    </style:style>
    <style:style style:name="T1" style:family="text">
      <style:text-properties officeooo:rsid="0032cbc6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464b91"/>
    </style:style>
    <style:style style:name="T4" style:family="text">
      <style:text-properties style:font-name="Calibri1" fo:font-weight="bold" style:font-weight-asian="bold" style:font-weight-complex="bold"/>
    </style:style>
    <style:style style:name="T5" style:family="text">
      <style:text-properties officeooo:rsid="004a38d7"/>
    </style:style>
    <style:style style:name="T6" style:family="text">
      <style:text-properties officeooo:rsid="004cde85"/>
    </style:style>
    <style:style style:name="T7" style:family="text">
      <style:text-properties officeooo:rsid="004e6eff"/>
    </style:style>
    <style:style style:name="T8" style:family="text">
      <style:text-properties officeooo:rsid="0050ebe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variable-decls>
        <text:variable-decl office:value-type="string" text:name="name"/>
        <text:variable-decl office:value-type="string" text:name="salutation"/>
        <text:variable-decl office:value-type="string" text:name="letterdate"/>
        <text:variable-decl office:value-type="string" text:name="designation"/>
        <text:variable-decl office:value-type="string" text:name="unit"/>
        <text:variable-decl office:value-type="string" text:name="seq"/>
        <text:variable-decl office:value-type="string" text:name="employmenttype"/>
        <text:variable-decl office:value-type="string" text:name="joiningdate"/>
        <text:variable-decl office:value-type="string" text:name="separationdate"/>
        <text:variable-decl office:value-type="string" text:name="hisher"/>
        <text:variable-decl office:value-type="string" text:name="signatory"/>
        <text:variable-decl office:value-type="string" text:name="himher"/>
        <text:variable-decl office:value-type="string" text:name="duration"/>
        <text:variable-decl office:value-type="string" text:name="fromdate"/>
        <text:variable-decl office:value-type="string" text:name="todate"/>
        <text:variable-decl office:value-type="string" text:name="heshe"/>
        <text:variable-decl office:value-type="string" text:name="workarea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bookmark text:name="docs-internal-guid-199e2b3a-7fff-1399-28f1-465b70f8d33a"/><text:span text:style-name="T2">Date</text:span>: <text:variable-set text:name="letterdate" office:value-type="string">letterdate</text:variable-set></text:p>
      <text:p text:style-name="P3"><text:span text:style-name="T2">Reference</text:span>: S<text:span text:style-name="T8">S</text:span>CL/OP/HR/<text:span text:style-name="T5">I</text:span><text:span text:style-name="T3">C</text:span>/<text:variable-set text:name="seq" office:value-type="string">seq</text:variable-set></text:p>
      <text:p text:style-name="P3"/>
      <text:p text:style-name="Appendix">TO WHOM IT MAY CONCERN</text:p>
      <text:p text:style-name="P4"/>
      <text:p text:style-name="P6">This is to certify that, <text:span text:style-name="T4"><text:variable-set text:name="salutation" office:value-type="string">salutation</text:variable-set></text:span><text:s/><text:span text:style-name="T4"><text:variable-set text:name="name" office:value-type="string">name</text:variable-set></text:span>, has completed <text:variable-set text:name="hisher" office:value-type="string">hisher</text:variable-set><text:s/><text:variable-set text:name="duration" office:value-type="string">duration</text:variable-set><text:s/><text:span text:style-name="T5">long </text:span>internship training program. The internship program commenced from <text:variable-set text:name="fromdate" office:value-type="string">fromdate</text:variable-set><text:s/><text:span text:style-name="T5">and ended on </text:span><text:span text:style-name="T5"><text:variable-set text:name="todate" office:value-type="string">todate</text:variable-set></text:span><text:s/>under the <text:variable-set text:name="unit" office:value-type="string">unit</text:variable-set><text:s/>Unit of Spectrum Engineering Consortium Limited.</text:p>
      <text:p text:style-name="P6"/>
      <text:p text:style-name="P6">During <text:variable-set text:name="hisher" office:value-type="string">hisher</text:variable-set><text:s/><text:span text:style-name="T5">attachment</text:span> with <text:span text:style-name="T5">us in our organization</text:span>, <text:variable-set text:name="heshe" office:value-type="string">heshe</text:variable-set><text:s/>worked <text:span text:style-name="T5">on</text:span> <text:variable-set text:name="workarea" office:value-type="string">workarea</text:variable-set>. <text:span text:style-name="T5">With an</text:span> excellent written and verbal communication skill, <text:variable-set text:name="heshe" office:value-type="string">heshe</text:variable-set><text:s/>is <text:span text:style-name="T5">well</text:span> organized, can work independently and under pressure and is able to follow <text:span text:style-name="T5">instructions and guidelines properly</text:span> to ensure that the <text:span text:style-name="T5">assigned </text:span>job gets done. <text:span text:style-name="T5">During </text:span><text:span text:style-name="T5"><text:variable-set text:name="hisher" office:value-type="string">hisher</text:variable-set></text:span><text:span text:style-name="T5"><text:s/>stay here, </text:span><text:s/><text:variable-set text:name="heshe" office:value-type="string">heshe</text:variable-set><text:s/>has <text:span text:style-name="T6">been able to </text:span>establish an outstanding rapport <text:span text:style-name="T7">and work relationship </text:span>with <text:span text:style-name="T5">fellow teammates</text:span>.</text:p>
      <text:p text:style-name="P6"/>
      <text:p text:style-name="P6"/>
      <text:p text:style-name="P6">We found <text:variable-set text:name="himher" office:value-type="string">himher</text:variable-set><text:s/>sincere, hardworking, quick learner and result oriented. </text:p>
      <text:p text:style-name="P6"/>
      <text:p text:style-name="P6"/>
      <text:p text:style-name="P6">Spectrum Software &amp; Consulting (Pvt.) Ltd. wishes him all the best for <text:variable-set text:name="hisher" office:value-type="string">hisher</text:variable-set><text:s/>future endeavors. </text:p>
      <text:p text:style-name="P6"/>
      <text:p text:style-name="P6"/>
      <text:p text:style-name="P4"/>
      <text:p text:style-name="P4"/>
      <text:p text:style-name="P4">-----------------------------------------------------</text:p>
      <text:p text:style-name="P5"><text:variable-set text:name="signatory" office:value-type="string">signatory</text:variable-set></text:p>
      <text:p text:style-name="P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alibri3" svg:font-family="Calibri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uktiNarrow" svg:font-family="MuktiNarrow"/>
    <style:font-face style:name="MuktiNarrow1" svg:font-family="MuktiNarrow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MuktiNarrow1" style:font-size-complex="12pt" style:language-complex="bn" style:country-complex="BD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MuktiNarrow1" style:font-size-complex="12pt" style:language-complex="bn" style:country-complex="BD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uktiNarrow1" style:font-family-complex="MuktiNarrow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in" style:contextual-spacing="true" fo:line-height="100%" fo:text-align="justify" style:justify-single-word="false" style:page-number="auto">
        <style:tab-stops/>
      </style:paragraph-properties>
      <style:text-properties style:font-name="Calibri3" fo:font-family="Calibri" style:font-style-name="Regular" style:font-family-generic="swiss" style:font-pitch="variable" fo:font-size="11pt"/>
    </style:style>
    <style:style style:name="List" style:family="paragraph" style:parent-style-name="Text_20_body" style:class="list">
      <style:text-properties style:font-size-asian="12pt" style:font-name-complex="MuktiNarrow" style:font-family-complex="MuktiNarrow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uktiNarrow" style:font-family-complex="MuktiNarrow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uktiNarrow" style:font-family-complex="MuktiNarrow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_20_Table" style:display-name="Normal Table" style:family="paragraph" style:default-outline-level="">
      <style:paragraph-properties fo:margin-top="0in" fo:margin-bottom="0.139in" style:contextual-spacing="false" fo:line-height="115%" fo:text-align="start" style:justify-single-word="false" fo:orphans="2" fo:widows="2" style:vertical-align="auto"/>
      <style:text-properties fo:color="#000000" loext:opacity="100%" style:font-name="Calibri" fo:font-family="Calibri" style:font-family-generic="roman" style:font-pitch="variable" fo:font-size="11pt" fo:language="en" fo:country="US" style:font-name-asian="Calibri2" style:font-family-asian="Calibri" style:font-family-generic-asian="system" style:font-pitch-asian="variable" style:font-size-asian="11pt" style:language-asian="en" style:country-asian="US" style:font-name-complex="Calibri2" style:font-family-complex="Calibri" style:font-family-generic-complex="system" style:font-pitch-complex="variable" style:font-size-complex="11pt" style:language-complex="ar" style:country-complex="S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839in" style:type="center"/>
          <style:tab-stop style:position="6.7681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839in" style:type="center"/>
          <style:tab-stop style:position="6.7681in" style:type="right"/>
        </style:tab-stops>
      </style:paragraph-properties>
    </style:style>
    <style:style style:name="Table" style:family="paragraph" style:parent-style-name="Caption" style:class="extra"/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6346in" style:type="center"/>
          <style:tab-stop style:position="7.2701in" style:type="right"/>
        </style:tab-stops>
      </style:paragraph-properties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color="#666666" loext:opacity="100%" style:font-name="Calibri1" fo:font-size="9pt" fo:font-weight="normal" officeooo:rsid="0043d225" officeooo:paragraph-rsid="0043d225" style:font-size-asian="9pt" style:font-weight-asian="normal" style:font-size-complex="9pt" style:font-weight-complex="normal"/>
    </style:style>
    <style:style style:name="MP2" style:family="paragraph" style:parent-style-name="Footer">
      <style:paragraph-properties fo:text-align="center" style:justify-single-word="false"/>
      <style:text-properties style:font-name="Calibri1" fo:font-size="10pt" style:font-size-asian="10pt" style:font-size-complex="10pt"/>
    </style:style>
    <style:style style:name="MT1" style:family="text">
      <style:text-properties officeooo:rsid="0032cbc6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701in" fo:page-height="11.6902in" style:num-format="1" style:print-orientation="portrait" fo:margin-top="0.5in" fo:margin-bottom="0.5in" fo:margin-left="0.5in" fo:margin-right="0.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8.2701in" fo:page-height="11.6902in" style:num-format="1" style:print-orientation="portrait" fo:margin-top="1.5in" fo:margin-bottom="1.5in" fo:margin-left="0.75in" fo:margin-right="0.7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2701in" fo:page-height="11.6902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11.6902in" fo:page-height="8.270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Spectrum Engineering Consortium Ltd.<text:tab/><text:tab/><draw:frame draw:style-name="Mfr1" draw:name="Image1" text:anchor-type="char" svg:x="7.0083in" svg:y="-0.0209in" svg:width="0.2437in" svg:height="0.1953in" draw:z-index="0"><draw:image xlink:href="Pictures/100000010000006F0000005990AA7D3B146AB1DD.png" xlink:type="simple" xlink:show="embed" xlink:actuate="onLoad" draw:mime-type="image/png"/></draw:frame></text:p>
      </style:header>
      <style:footer>
        <text:p text:style-name="MP2"><text:span text:style-name="MT1">Page </text:span><text:page-number text:select-page="current">0</text:page-number></text:p>
      </style:footer>
    </style:master-page>
    <style:master-page style:name="Spectrum_20_Letterhead" style:display-name="Spectrum Letterhead" style:page-layout-name="Mpm2" draw:style-name="Mdp1"/>
    <style:master-page style:name="First_20_Page" style:display-name="First Page" style:page-layout-name="Mpm3" draw:style-name="Mdp1" style:next-style-name="Standard"/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Envelope" style:page-layout-name="Mpm6" draw:style-name="Mdp1"/>
    <style:master-page style:name="Index" style:page-layout-name="Mpm3" draw:style-name="Mdp1"/>
    <style:master-page style:name="HTML" style:page-layout-name="Mpm7" draw:style-name="Mdp1"/>
    <style:master-page style:name="Footnote" style:page-layout-name="Mpm8" draw:style-name="Mdp1"/>
    <style:master-page style:name="Endnote" style:page-layout-name="Mpm8" draw:style-name="Mdp1"/>
    <style:master-page style:name="Landscape" style:page-layout-name="Mpm9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21T02:55:20.524000000</meta:creation-date>
    <dc:date>2023-01-11T12:52:30.733000000</dc:date>
    <meta:editing-duration>PT5H19M9S</meta:editing-duration>
    <meta:editing-cycles>41</meta:editing-cycles>
    <meta:generator>LibreOffice/7.3.2.2$Windows_X86_64 LibreOffice_project/49f2b1bff42cfccbd8f788c8dc32c1c309559be0</meta:generator>
    <meta:document-statistic meta:table-count="0" meta:image-count="1" meta:object-count="0" meta:page-count="1" meta:paragraph-count="11" meta:word-count="142" meta:character-count="1010" meta:non-whitespace-character-count="874"/>
  </office:meta>
</office:document-meta>
</file>